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5">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3" table:number-rows-repeated="152">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7">00/00/0000</text:date>, <text:time style:data-style-name="N2" text:time-value="19:33:44.1599751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7T19:34:19.661229329</dc:date>
    <meta:editing-duration>P1DT5H33M59S</meta:editing-duration>
    <meta:editing-cycles>1094</meta:editing-cycles>
    <meta:document-statistic meta:table-count="1" meta:cell-count="6573" meta:object-count="0"/>
  </office:meta>
</office:document-meta>
</file>